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svg:stroke-width="0.1cm"/>
    </style:style>
    <style:style style:name="gr3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glue-point draw:id="6" svg:x="0cm" svg:y="0cm"/>
          <draw:line draw:style-name="gr1" draw:layer="layout" svg:x1="0cm" svg:y1="1cm" svg:x2="2cm" svg:y2="1cm">
            <text:p/>
          </draw:line>
          <draw:polygon draw:style-name="gr2" draw:layer="layout" svg:width="1.1cm" svg:height="2cm" svg:x="1.5cm" svg:y="0cm" svg:viewBox="0 0 1101 2001" draw:points="500,200 500,1800 1101,2001 600,1800 600,200 0,0">
            <text:p/>
          </draw:polygon>
          <draw:polygon draw:style-name="gr3" draw:layer="layout" svg:width="1.75cm" svg:height="2cm" svg:x="2.1cm" svg:y="0cm" svg:viewBox="0 0 1751 2001" draw:points="0,1000 1751,0 1751,2001">
            <text:p/>
          </draw:polygon>
          <draw:line draw:style-name="gr1" draw:layer="layout" svg:x1="3.85cm" svg:y1="1cm" svg:x2="5.85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Horizontal Zener Diode</dc:title>
    <meta:creation-date>2011-02-07T17:04:18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